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8c1" officeooo:paragraph-rsid="001088c1"/>
    </style:style>
    <style:style style:name="P2" style:family="paragraph" style:parent-style-name="Standard">
      <style:text-properties officeooo:rsid="0010c109" officeooo:paragraph-rsid="0010c109"/>
    </style:style>
    <style:style style:name="P3" style:family="paragraph" style:parent-style-name="Standard">
      <style:text-properties officeooo:rsid="00123b3a" officeooo:paragraph-rsid="00123b3a"/>
    </style:style>
    <style:style style:name="P4" style:family="paragraph" style:parent-style-name="Standard">
      <style:text-properties officeooo:rsid="00139b16" officeooo:paragraph-rsid="00139b16"/>
    </style:style>
    <style:style style:name="P5" style:family="paragraph" style:parent-style-name="Standard">
      <style:text-properties officeooo:rsid="0013fc36" officeooo:paragraph-rsid="00139b16"/>
    </style:style>
    <style:style style:name="P6" style:family="paragraph" style:parent-style-name="Standard">
      <style:text-properties officeooo:rsid="0013fc36" officeooo:paragraph-rsid="0013fc36"/>
    </style:style>
    <style:style style:name="P7" style:family="paragraph" style:parent-style-name="Standard">
      <style:text-properties officeooo:rsid="0015fa5c" officeooo:paragraph-rsid="0015fa5c"/>
    </style:style>
    <style:style style:name="P8" style:family="paragraph" style:parent-style-name="Standard">
      <style:text-properties officeooo:rsid="0019286e" officeooo:paragraph-rsid="0019286e"/>
    </style:style>
    <style:style style:name="P9" style:family="paragraph" style:parent-style-name="Standard">
      <style:text-properties officeooo:rsid="001a25d6" officeooo:paragraph-rsid="001a25d6"/>
    </style:style>
    <style:style style:name="P10" style:family="paragraph" style:parent-style-name="Standard">
      <style:paragraph-properties fo:break-before="page"/>
      <style:text-properties officeooo:rsid="001bf722" officeooo:paragraph-rsid="001bf722"/>
    </style:style>
    <style:style style:name="P11" style:family="paragraph" style:parent-style-name="Standard">
      <style:text-properties officeooo:rsid="001bf722" officeooo:paragraph-rsid="001bf722"/>
    </style:style>
    <style:style style:name="P12" style:family="paragraph" style:parent-style-name="Standard">
      <style:text-properties officeooo:rsid="001d2fab" officeooo:paragraph-rsid="001d2fab"/>
    </style:style>
    <style:style style:name="P13" style:family="paragraph" style:parent-style-name="Standard">
      <style:text-properties officeooo:rsid="001e9a85" officeooo:paragraph-rsid="001e9a85"/>
    </style:style>
    <style:style style:name="P14" style:family="paragraph" style:parent-style-name="Standard">
      <style:text-properties officeooo:rsid="001d2fab" officeooo:paragraph-rsid="001d2fab"/>
    </style:style>
    <style:style style:name="P15" style:family="paragraph" style:parent-style-name="Standard">
      <style:text-properties officeooo:rsid="001f0f31" officeooo:paragraph-rsid="001f0f31"/>
    </style:style>
    <style:style style:name="T1" style:family="text">
      <style:text-properties officeooo:rsid="0010c109"/>
    </style:style>
    <style:style style:name="T2" style:family="text">
      <style:text-properties officeooo:rsid="00139b16"/>
    </style:style>
    <style:style style:name="T3" style:family="text">
      <style:text-properties officeooo:rsid="00140a50"/>
    </style:style>
    <style:style style:name="T4" style:family="text">
      <style:text-properties officeooo:rsid="001a25d6"/>
    </style:style>
    <style:style style:name="T5" style:family="text">
      <style:text-properties officeooo:rsid="00205f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UNTES GITHUB COMANDOS (cmd)</text:p>
      <text:p text:style-name="P1">Generar llave <text:span text:style-name="T1">de seguridad SSH (GitHub)</text:span></text:p>
      <text:p text:style-name="P1">ssh-keygen</text:p>
      <text:p text:style-name="P1"/>
      <text:p text:style-name="P2">Crear carpeta</text:p>
      <text:p text:style-name="P2">mkdir <text:span text:style-name="T3">nombre_carpeta</text:span></text:p>
      <text:p text:style-name="P2"/>
      <text:p text:style-name="P2">Dirigir carpeta</text:p>
      <text:p text:style-name="P2">cd <text:span text:style-name="T3">nombre_carpeta</text:span></text:p>
      <text:p text:style-name="P2"/>
      <text:p text:style-name="P3"><text:span text:style-name="T2">Crear </text:span>README</text:p>
      <text:p text:style-name="P3">ech<text:span text:style-name="T5">o</text:span> "# <text:span text:style-name="T3">nombre_carpeta</text:span>" &gt;&gt; README.md</text:p>
      <text:p text:style-name="P3"/>
      <text:p text:style-name="P4">Iniciar dipositorio</text:p>
      <text:p text:style-name="P4">git init</text:p>
      <text:p text:style-name="P4"/>
      <text:p text:style-name="P4">Añadir README</text:p>
      <text:p text:style-name="P4">git add README.md</text:p>
      <text:p text:style-name="P5"/>
      <text:p text:style-name="P13">Crear la raiz comite</text:p>
      <text:p text:style-name="P6">git commit -m "first commit"</text:p>
      <text:p text:style-name="P6"/>
      <text:p text:style-name="P6">Crear una rama</text:p>
      <text:p text:style-name="P6">git branch -M main</text:p>
      <text:p text:style-name="P6"/>
      <text:p text:style-name="P7">Vinculación remoto</text:p>
      <text:p text:style-name="P7">git remote add origin <text:a xlink:type="simple" xlink:href="mailto:git@github.com" text:style-name="Internet_20_link" text:visited-style-name="Visited_20_Internet_20_Link">git@github.com</text:a>: nombre_usuario_github/nombre_carpeta.git</text:p>
      <text:p text:style-name="P7"/>
      <text:p text:style-name="P7">Autentificar y configurar</text:p>
      <text:p text:style-name="P7">git push -u origin main</text:p>
      <text:p text:style-name="P7"/>
      <text:p text:style-name="P8">Añadir <text:span text:style-name="T4">raiz</text:span></text:p>
      <text:p text:style-name="P9">git add *</text:p>
      <text:p text:style-name="P9"/>
      <text:p text:style-name="P9">Estatus</text:p>
      <text:p text:style-name="P9">git status</text:p>
      <text:p text:style-name="P9"/>
      <text:p text:style-name="P9">Añadir dirreción comite</text:p>
      <text:p text:style-name="P9">git commit -m "nombre_comite"</text:p>
      <text:p text:style-name="P9"/>
      <text:p text:style-name="P9">Subiendo datos</text:p>
      <text:p text:style-name="P9">git push -u origin main</text:p>
      <text:p text:style-name="P9"/>
      <text:p text:style-name="P9">Re-añadir/Actualizar archivos dirección comite del mismo carpeta</text:p>
      <text:p text:style-name="P9">git commit -m "nombre_comite"</text:p>
      <text:p text:style-name="P9"/>
      <text:p text:style-name="P10">Revisar estatus</text:p>
      <text:p text:style-name="P11">git status</text:p>
      <text:p text:style-name="P11"/>
      <text:p text:style-name="P11">Revisar vinculación</text:p>
      <text:p text:style-name="P11">git add *</text:p>
      <text:p text:style-name="P11">git status</text:p>
      <text:p text:style-name="P12">git commit -m "nombre_comite"</text:p>
      <text:p text:style-name="P12"/>
      <text:p text:style-name="P12">Subir actualización</text:p>
      <text:p text:style-name="P12">git push -u origin</text:p>
      <text:p text:style-name="P12"/>
      <text:p text:style-name="P12">Verificar subida</text:p>
      <text:p text:style-name="P12">git push -u origin main</text:p>
      <text:p text:style-name="P12"/>
      <text:p text:style-name="P15">Abrir Vscode</text:p>
      <text:p text:style-name="P15">code .</text:p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briel Artur Kaiser Capó</meta:initial-creator>
    <meta:creation-date>2023-11-06T09:34:56.109014113</meta:creation-date>
    <dc:date>2023-11-07T14:08:09.439801436</dc:date>
    <dc:creator>Gabriel Artur Kaiser Capó</dc:creator>
    <meta:editing-duration>PT20M56S</meta:editing-duration>
    <meta:editing-cycles>6</meta:editing-cycles>
    <meta:generator>LibreOffice/7.5.6.2$Linux_X86_64 LibreOffice_project/50$Build-2</meta:generator>
    <meta:document-statistic meta:table-count="0" meta:image-count="0" meta:object-count="0" meta:page-count="2" meta:paragraph-count="43" meta:word-count="132" meta:character-count="877" meta:non-whitespace-character-count="788"/>
  </office:meta>
</office:document-meta>
</file>